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7.55cm" fo:min-width="7.7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35cm" fo:min-width="3.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95cm" fo:min-width="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263cm" fo:min-width="7.49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1cm" fo:min-width="0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2.85cm" fo:min-width="3.1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366cm" fo:min-width="7.49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1cm" fo:min-width="0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6.011cm" fo:min-width="7.495cm"/>
    </style:style>
    <style:style style:name="gr13" style:family="graphic" style:parent-style-name="standard">
      <style:graphic-properties svg:stroke-color="#000000" draw:fill-color="#eeeeee" draw:textarea-horizontal-align="justify" draw:textarea-vertical-align="middle" draw:auto-grow-height="false" fo:min-height="0.16cm" fo:min-width="0.642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16cm" fo:min-width="0.642cm"/>
    </style:style>
    <style:style style:name="gr15" style:family="graphic" style:parent-style-name="standard">
      <style:graphic-properties svg:stroke-color="#000000" draw:fill-color="#eeeeee" draw:textarea-horizontal-align="justify" draw:textarea-vertical-align="middle" draw:auto-grow-height="false" fo:min-height="0.16cm" fo:min-width="0.643cm"/>
    </style:style>
    <style:style style:name="gr16" style:family="graphic" style:parent-style-name="standard">
      <style:graphic-properties svg:stroke-color="#000000" draw:stroke-linejoin="bevel" draw:fill-color="#eeeeee" draw:textarea-horizontal-align="justify" draw:textarea-vertical-align="middle" draw:auto-grow-height="false" fo:min-height="0.16cm" fo:min-width="0.642cm"/>
    </style:style>
    <style:style style:name="gr17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263cm" fo:min-width="0.953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2.75cm" fo:min-width="4.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4.15cm" fo:min-width="7.4cm"/>
    </style:style>
    <style:style style:name="gr21" style:family="graphic" style:parent-style-name="standard">
      <style:graphic-properties draw:stroke="none" svg:stroke-color="#000000" draw:fill="none" draw:fill-color="#ffffff" fo:min-height="0.2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28cm" fo:min-width="0cm"/>
    </style:style>
    <style:style style:name="gr23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263cm" fo:min-width="1.253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4.15cm" fo:min-width="6.6cm"/>
    </style:style>
    <style:style style:name="gr25" style:family="graphic" style:parent-style-name="standard">
      <style:graphic-properties draw:stroke="none" svg:stroke-color="#000000" draw:fill="none" draw:fill-color="#ffffff" fo:min-height="0.35cm"/>
    </style:style>
    <style:style style:name="gr26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263cm" fo:min-width="1.153cm"/>
    </style:style>
    <style:style style:name="gr27" style:family="graphic" style:parent-style-name="standard">
      <style:graphic-properties svg:stroke-color="#000000" draw:fill="none" draw:textarea-horizontal-align="justify" draw:textarea-vertical-align="middle" draw:auto-grow-height="false" fo:min-height="5.05cm" fo:min-width="6.4cm"/>
    </style:style>
    <style:style style:name="gr28" style:family="graphic" style:parent-style-name="standard">
      <style:graphic-properties draw:stroke="none" svg:stroke-color="#000000" draw:fill="none" draw:fill-color="#ffffff" fo:min-height="0.43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9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6pt" style:font-size-asian="6pt" style:font-size-complex="6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text-properties fo:font-size="10pt" style:font-size-asian="10pt" style:font-size-complex="10pt"/>
    </style:style>
    <style:style style:name="P10" style:family="paragraph">
      <style:text-properties fo:font-size="11pt" style:font-size-asian="11pt" style:font-size-complex="11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cm" svg:height="7.8cm" svg:x="1.9cm" svg:y="2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cm" svg:height="0.6cm" svg:x="6cm" svg:y="3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cm" svg:height="0.6cm" svg:x="6cm" svg:y="5.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.779cm" svg:height="0.962cm" svg:x="2.321cm" svg:y="3.538cm">
          <draw:text-box>
            <text:p>User name:</text:p>
          </draw:text-box>
        </draw:frame>
        <draw:frame draw:style-name="gr3" draw:layer="layout" svg:width="3.461cm" svg:height="0.962cm" svg:x="2.5cm" svg:y="5.038cm">
          <draw:text-box>
            <text:p>Password:</text:p>
          </draw:text-box>
        </draw:frame>
        <draw:custom-shape draw:style-name="gr4" draw:text-style-name="P1" draw:layer="layout" svg:width="5.5cm" svg:height="1.2cm" svg:x="3.3cm" svg:y="7.1cm">
          <text:p text:style-name="P1">Log In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8.8cm" svg:y1="7.6cm" svg:x2="11.2cm" svg:y2="7.6cm">
          <text:p/>
        </draw:line>
        <draw:custom-shape draw:style-name="gr6" draw:text-style-name="P1" draw:layer="layout" svg:width="7.995cm" svg:height="0.513cm" svg:x="11.205cm" svg:y="2.3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2.307cm" svg:height="0.701cm" svg:x="11.205cm" svg:y="2.3cm">
          <draw:text-box>
            <text:p text:style-name="P2"><text:span text:style-name="T1">Database</text:span></text:p>
          </draw:text-box>
        </draw:frame>
        <draw:custom-shape draw:style-name="gr8" draw:text-style-name="P1" draw:layer="layout" svg:width="3.6cm" svg:height="3.1cm" svg:x="6.6cm" svg:y="1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787cm" svg:height="3.095cm" svg:x="6.461cm" svg:y="11cm">
          <draw:text-box>
            <text:p text:style-name="P3"><text:span text:style-name="T2">Open Database</text:span></text:p>
            <text:p text:style-name="P3"><text:span text:style-name="T2">Close Database</text:span></text:p>
            <text:p text:style-name="P3"><text:span text:style-name="T2">Create Database</text:span></text:p>
            <text:p text:style-name="P3"><text:span text:style-name="T2">Format Database</text:span></text:p>
            <text:p text:style-name="P3"><text:span text:style-name="T2">Add Data</text:span></text:p>
            <text:p text:style-name="P3"><text:span text:style-name="T2">Remove Data</text:span></text:p>
          </draw:text-box>
        </draw:frame>
        <draw:custom-shape draw:style-name="gr9" draw:text-style-name="P1" draw:layer="layout" svg:width="7.995cm" svg:height="0.616cm" svg:x="11.205cm" svg:y="2.813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.477cm" svg:height="0.746cm" svg:x="11.078cm" svg:y="2.728cm">
          <draw:text-box>
            <text:p text:style-name="P4"><text:span text:style-name="T3">Open </text:span></text:p>
            <text:p text:style-name="P4"><text:span text:style-name="T3">Database </text:span></text:p>
          </draw:text-box>
        </draw:frame>
        <draw:frame draw:style-name="gr10" draw:text-style-name="P4" draw:layer="layout" svg:width="1.477cm" svg:height="0.746cm" svg:x="12.142cm" svg:y="2.729cm">
          <draw:text-box>
            <text:p text:style-name="P4"><text:span text:style-name="T3">Close </text:span></text:p>
            <text:p text:style-name="P4"><text:span text:style-name="T3">Database </text:span></text:p>
          </draw:text-box>
        </draw:frame>
        <draw:frame draw:style-name="gr10" draw:text-style-name="P4" draw:layer="layout" svg:width="1.477cm" svg:height="0.746cm" svg:x="13.281cm" svg:y="2.73cm">
          <draw:text-box>
            <text:p text:style-name="P4"><text:span text:style-name="T3">Create</text:span></text:p>
            <text:p text:style-name="P4"><text:span text:style-name="T3">Database </text:span></text:p>
          </draw:text-box>
        </draw:frame>
        <draw:frame draw:style-name="gr10" draw:text-style-name="P4" draw:layer="layout" svg:width="1.476cm" svg:height="0.746cm" svg:x="14.424cm" svg:y="2.731cm">
          <draw:text-box>
            <text:p text:style-name="P4"><text:span text:style-name="T3">Format</text:span></text:p>
            <text:p text:style-name="P4"><text:span text:style-name="T3">Database </text:span></text:p>
          </draw:text-box>
        </draw:frame>
        <draw:frame draw:style-name="gr10" draw:text-style-name="P4" draw:layer="layout" svg:width="1.038cm" svg:height="0.746cm" svg:x="15.566cm" svg:y="2.732cm">
          <draw:text-box>
            <text:p text:style-name="P4"><text:span text:style-name="T3">Add</text:span></text:p>
            <text:p text:style-name="P4"><text:span text:style-name="T3">Data</text:span></text:p>
          </draw:text-box>
        </draw:frame>
        <draw:frame draw:style-name="gr11" draw:text-style-name="P4" draw:layer="layout" svg:width="1.35cm" svg:height="0.991cm" svg:x="16.396cm" svg:y="2.733cm">
          <draw:text-box>
            <text:p text:style-name="P4"><text:span text:style-name="T3">Remove</text:span></text:p>
            <text:p text:style-name="P4"><text:span text:style-name="T3">Data</text:span></text:p>
          </draw:text-box>
        </draw:frame>
        <draw:custom-shape draw:style-name="gr12" draw:text-style-name="P1" draw:layer="layout" svg:width="7.995cm" svg:height="6.261cm" svg:x="11.205cm" svg:y="3.83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142cm" svg:height="0.41cm" svg:x="11.205cm" svg:y="3.429cm">
          <text:p text:style-name="P1"><text:span text:style-name="T1">Graph 1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.142cm" svg:height="0.41cm" svg:x="12.347cm" svg:y="3.429cm">
          <text:p text:style-name="P6"><text:span text:style-name="T4">Graph 2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142cm" svg:height="0.41cm" svg:x="13.489cm" svg:y="3.429cm">
          <text:p text:style-name="P1"><text:span text:style-name="T1">Graph 3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142cm" svg:height="0.41cm" svg:x="14.631cm" svg:y="3.429cm">
          <text:p text:style-name="P1"><text:span text:style-name="T1">Graph 4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.143cm" svg:height="0.41cm" svg:x="15.773cm" svg:y="3.429cm">
          <text:p text:style-name="P1"><text:span text:style-name="T1">Graph 5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.142cm" svg:height="0.41cm" svg:x="16.916cm" svg:y="3.429cm">
          <text:p text:style-name="P1"><text:span text:style-name="T1">Graph 6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142cm" svg:height="0.41cm" svg:x="18.058cm" svg:y="3.429cm">
          <text:p text:style-name="P1"><text:span text:style-name="T1">Graph 7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2cm" svg:y1="2.7cm" svg:x2="7.6cm" svg:y2="11cm">
          <text:p/>
        </draw:line>
        <draw:custom-shape draw:style-name="gr17" draw:text-style-name="P8" draw:layer="layout" svg:width="1.453cm" svg:height="0.513cm" svg:x="17.539cm" svg:y="9.382cm">
          <text:p text:style-name="P1"><text:span text:style-name="T2">Unit:[ ]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5.1cm" svg:y1="3.3cm" svg:x2="13.6cm" svg:y2="11.6cm">
          <text:p/>
        </draw:line>
        <draw:custom-shape draw:style-name="gr18" draw:text-style-name="P1" draw:layer="layout" svg:width="5cm" svg:height="3cm" svg:x="12.6cm" svg:y="11.6cm">
          <text:p/>
          <draw:enhanced-geometry svg:viewBox="0 0 21600 21600" draw:type="rectangle" draw:enhanced-path="M 0 0 L 21600 0 21600 21600 0 21600 0 0 Z N"/>
        </draw:custom-shape>
        <draw:frame draw:style-name="gr19" draw:text-style-name="P9" draw:layer="layout" svg:width="4.904cm" svg:height="1.039cm" svg:x="12.796cm" svg:y="11.961cm">
          <draw:text-box>
            <text:p text:style-name="P9"><text:span text:style-name="T5">Are you sure you want to format the database?</text:span></text:p>
          </draw:text-box>
        </draw:frame>
        <draw:custom-shape draw:style-name="gr17" draw:text-style-name="P8" draw:layer="layout" svg:width="1.453cm" svg:height="0.513cm" svg:x="13.247cm" svg:y="13.587cm">
          <text:p text:style-name="P1"><text:span text:style-name="T2">Yes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.453cm" svg:height="0.513cm" svg:x="15.2cm" svg:y="13.587cm">
          <text:p text:style-name="P1"><text:span text:style-name="T2">No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7.9cm" svg:height="4.4cm" svg:x="1.3cm" svg:y="14.7cm">
          <text:p/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2.4cm" svg:height="0.683cm" svg:x="1.521cm" svg:y="15.426cm">
          <draw:text-box>
            <text:p text:style-name="P10"><text:span text:style-name="T6">Data table:</text:span></text:p>
          </draw:text-box>
        </draw:frame>
        <draw:line draw:style-name="gr5" draw:text-style-name="P1" draw:layer="layout" svg:x1="16.1cm" svg:y1="3.3cm" svg:x2="9.1cm" svg:y2="14.7cm">
          <text:p/>
        </draw:line>
        <draw:custom-shape draw:style-name="gr2" draw:text-style-name="P1" draw:layer="layout" svg:width="3.7cm" svg:height="0.6cm" svg:x="5.2cm" svg:y="15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8.673cm" svg:y1="15.805cm" svg:x2="8.673cm" svg:y2="15.905cm">
          <text:p/>
        </draw:line>
        <draw:frame draw:style-name="gr22" draw:text-style-name="P10" draw:layer="layout" svg:width="4.2cm" svg:height="0.683cm" svg:x="1.5cm" svg:y="16.917cm">
          <draw:text-box>
            <text:p text:style-name="P10"><text:span text:style-name="T6">Consumption Type:</text:span></text:p>
          </draw:text-box>
        </draw:frame>
        <draw:custom-shape draw:style-name="gr2" draw:text-style-name="P1" draw:layer="layout" svg:width="3.7cm" svg:height="0.6cm" svg:x="5.2cm" svg:y="16.9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8.673cm" svg:y1="17.305cm" svg:x2="8.673cm" svg:y2="17.405cm">
          <text:p/>
        </draw:line>
        <draw:custom-shape draw:style-name="gr23" draw:text-style-name="P8" draw:layer="layout" svg:width="1.753cm" svg:height="0.513cm" svg:x="1.847cm" svg:y="18.187cm">
          <text:p text:style-name="P1"><text:span text:style-name="T2">Proceed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.453cm" svg:height="0.513cm" svg:x="6.3cm" svg:y="18.187cm">
          <text:p text:style-name="P1"><text:span text:style-name="T2">Back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7.5cm" svg:y1="18.2cm" svg:x2="13cm" svg:y2="10.1cm">
          <text:p/>
        </draw:line>
        <draw:line draw:style-name="gr5" draw:text-style-name="P1" draw:layer="layout" svg:x1="3.6cm" svg:y1="18.4cm" svg:x2="10.5cm" svg:y2="18.4cm">
          <text:p/>
        </draw:line>
        <draw:custom-shape draw:style-name="gr24" draw:text-style-name="P1" draw:layer="layout" svg:width="7.1cm" svg:height="4.4cm" svg:x="10.5cm" svg:y="15.4cm">
          <text:p/>
          <draw:enhanced-geometry svg:viewBox="0 0 21600 21600" draw:type="rectangle" draw:enhanced-path="M 0 0 L 21600 0 21600 21600 0 21600 0 0 Z N"/>
        </draw:custom-shape>
        <draw:frame draw:style-name="gr25" draw:text-style-name="P10" draw:layer="layout" svg:width="2.3cm" svg:height="0.683cm" svg:x="11cm" svg:y="16.1cm">
          <draw:text-box>
            <text:p text:style-name="P10"><text:span text:style-name="T6">Data type:</text:span></text:p>
          </draw:text-box>
        </draw:frame>
        <draw:custom-shape draw:style-name="gr2" draw:text-style-name="P1" draw:layer="layout" svg:width="3.7cm" svg:height="0.6cm" svg:x="13.5cm" svg:y="16.1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6.973cm" svg:y1="16.505cm" svg:x2="16.973cm" svg:y2="16.605cm">
          <text:p/>
        </draw:line>
        <draw:frame draw:style-name="gr25" draw:text-style-name="P10" draw:layer="layout" svg:width="2.3cm" svg:height="0.683cm" svg:x="11cm" svg:y="16.817cm">
          <draw:text-box>
            <text:p text:style-name="P10"><text:span text:style-name="T6">Data:</text:span></text:p>
          </draw:text-box>
        </draw:frame>
        <draw:custom-shape draw:style-name="gr2" draw:text-style-name="P1" draw:layer="layout" svg:width="3.7cm" svg:height="0.6cm" svg:x="13.5cm" svg:y="16.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8" draw:layer="layout" svg:width="1.653cm" svg:height="0.513cm" svg:x="11.547cm" svg:y="18.6cm">
          <text:p text:style-name="P1"><text:span text:style-name="T2">Confirm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.453cm" svg:height="0.513cm" svg:x="14.8cm" svg:y="18.6cm">
          <text:p text:style-name="P1"><text:span text:style-name="T2">Back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4.8cm" svg:y1="18.8cm" svg:x2="9.2cm" svg:y2="18.8cm">
          <text:p/>
        </draw:line>
        <draw:line draw:style-name="gr5" draw:text-style-name="P1" draw:layer="layout" svg:x1="17.1cm" svg:y1="3.3cm" svg:x2="18.7cm" svg:y2="20.4cm">
          <text:p/>
        </draw:line>
        <draw:custom-shape draw:style-name="gr27" draw:text-style-name="P1" draw:layer="layout" svg:width="6.9cm" svg:height="5.3cm" svg:x="12.7cm" svg:y="20.4cm">
          <text:p/>
          <draw:enhanced-geometry svg:viewBox="0 0 21600 21600" draw:type="rectangle" draw:enhanced-path="M 0 0 L 21600 0 21600 21600 0 21600 0 0 Z N"/>
        </draw:custom-shape>
        <draw:frame draw:style-name="gr28" draw:text-style-name="P10" draw:layer="layout" svg:width="2.4cm" svg:height="0.683cm" svg:x="13cm" svg:y="21.317cm">
          <draw:text-box>
            <text:p text:style-name="P10"><text:span text:style-name="T6">Data table:</text:span></text:p>
          </draw:text-box>
        </draw:frame>
        <draw:custom-shape draw:style-name="gr2" draw:text-style-name="P1" draw:layer="layout" svg:width="3.7cm" svg:height="0.6cm" svg:x="15.5cm" svg:y="21.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973cm" svg:y1="21.705cm" svg:x2="18.973cm" svg:y2="21.805cm">
          <text:p/>
        </draw:line>
        <draw:custom-shape draw:style-name="gr2" draw:text-style-name="P1" draw:layer="layout" svg:width="3.7cm" svg:height="0.6cm" svg:x="15.5cm" svg:y="21.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973cm" svg:y1="21.705cm" svg:x2="18.973cm" svg:y2="21.805cm">
          <text:p/>
        </draw:line>
        <draw:frame draw:style-name="gr25" draw:text-style-name="P10" draw:layer="layout" svg:width="2.3cm" svg:height="0.683cm" svg:x="13cm" svg:y="22.3cm">
          <draw:text-box>
            <text:p text:style-name="P10"><text:span text:style-name="T6">Data type:</text:span></text:p>
          </draw:text-box>
        </draw:frame>
        <draw:custom-shape draw:style-name="gr2" draw:text-style-name="P1" draw:layer="layout" svg:width="3.7cm" svg:height="0.6cm" svg:x="15.5cm" svg:y="22.3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973cm" svg:y1="22.705cm" svg:x2="18.973cm" svg:y2="22.805cm">
          <text:p/>
        </draw:line>
        <draw:frame draw:style-name="gr25" draw:text-style-name="P10" draw:layer="layout" svg:width="2.3cm" svg:height="0.683cm" svg:x="13.001cm" svg:y="23.317cm">
          <draw:text-box>
            <text:p text:style-name="P10"><text:span text:style-name="T6">Data:</text:span></text:p>
          </draw:text-box>
        </draw:frame>
        <draw:custom-shape draw:style-name="gr2" draw:text-style-name="P1" draw:layer="layout" svg:width="3.7cm" svg:height="0.6cm" svg:x="15.501cm" svg:y="23.317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974cm" svg:y1="23.722cm" svg:x2="18.974cm" svg:y2="23.822cm">
          <text:p/>
        </draw:line>
        <draw:custom-shape draw:style-name="gr26" draw:text-style-name="P8" draw:layer="layout" svg:width="1.653cm" svg:height="0.513cm" svg:x="13.794cm" svg:y="24.587cm">
          <text:p text:style-name="P1"><text:span text:style-name="T2">Confirm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.453cm" svg:height="0.513cm" svg:x="17.047cm" svg:y="24.587cm">
          <text:p text:style-name="P1"><text:span text:style-name="T2">Back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cm" svg:y1="24.6cm" svg:x2="16.5cm" svg:y2="10.1cm">
          <text:p/>
        </draw:line>
        <draw:custom-shape draw:style-name="gr18" draw:text-style-name="P1" draw:layer="layout" svg:width="5cm" svg:height="3cm" svg:x="6.5cm" svg:y="23cm">
          <text:p/>
          <draw:enhanced-geometry svg:viewBox="0 0 21600 21600" draw:type="rectangle" draw:enhanced-path="M 0 0 L 21600 0 21600 21600 0 21600 0 0 Z N"/>
        </draw:custom-shape>
        <draw:frame draw:style-name="gr19" draw:text-style-name="P9" draw:layer="layout" svg:width="4.904cm" svg:height="1.039cm" svg:x="6.696cm" svg:y="23.361cm">
          <draw:text-box>
            <text:p text:style-name="P9"><text:span text:style-name="T5">Are you sure you want to Delete this data;</text:span></text:p>
          </draw:text-box>
        </draw:frame>
        <draw:custom-shape draw:style-name="gr17" draw:text-style-name="P8" draw:layer="layout" svg:width="1.453cm" svg:height="0.513cm" svg:x="7.147cm" svg:y="24.987cm">
          <text:p text:style-name="P1"><text:span text:style-name="T2">Yes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.453cm" svg:height="0.513cm" svg:x="9.1cm" svg:y="24.987cm">
          <text:p text:style-name="P1"><text:span text:style-name="T2">No</text:span></text:p>
          <draw:enhanced-geometry svg:viewBox="0 0 21600 21600" draw:type="rectangle" draw:enhanced-path="M 0 0 L 21600 0 21600 21600 0 21600 0 0 Z N"/>
        </draw:custom-shape>
        <draw:frame draw:style-name="gr29" draw:text-style-name="P9" draw:layer="layout" svg:width="1.5cm" svg:height="0.645cm" svg:x="8.1cm" svg:y="24.255cm">
          <draw:text-box>
            <text:p text:style-name="P9"><text:span text:style-name="T5">[Data]</text:span></text:p>
          </draw:text-box>
        </draw:frame>
        <draw:line draw:style-name="gr5" draw:text-style-name="P1" draw:layer="layout" svg:x1="13.8cm" svg:y1="24.9cm" svg:x2="11.5cm" svg:y2="25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4T11:18:39.566000000</meta:creation-date>
    <dc:date>2014-12-04T12:16:43.754000000</dc:date>
    <meta:editing-duration>PT12M22S</meta:editing-duration>
    <meta:editing-cycles>2</meta:editing-cycles>
    <meta:generator>LibreOffice/4.3.2.2$Windows_x86 LibreOffice_project/edfb5295ba211bd31ad47d0bad0118690f76407d</meta:generator>
    <meta:document-statistic meta:object-count="76"/>
  </office:meta>
</office:document-meta>
</file>